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6pt" officeooo:rsid="00873114" officeooo:paragraph-rsid="00873114" style:font-size-asian="6pt" style:font-size-complex="6pt"/>
    </style:style>
    <style:style style:name="P2" style:family="paragraph" style:parent-style-name="Standard">
      <style:text-properties fo:font-size="6pt" officeooo:rsid="00873114" officeooo:paragraph-rsid="0089fdb2" style:font-size-asian="6pt" style:font-size-complex="6pt"/>
    </style:style>
    <style:style style:name="P3" style:family="paragraph" style:parent-style-name="Standard">
      <style:text-properties fo:font-size="6pt" officeooo:rsid="0091a4fc" officeooo:paragraph-rsid="0091a4fc" style:font-size-asian="6pt" style:font-size-complex="6pt"/>
    </style:style>
    <style:style style:name="P4" style:family="paragraph" style:parent-style-name="Standard">
      <style:text-properties fo:font-size="6pt" officeooo:rsid="0051ad2f" officeooo:paragraph-rsid="00800d59" style:font-size-asian="6pt" style:font-size-complex="6pt"/>
    </style:style>
    <style:style style:name="P5" style:family="paragraph" style:parent-style-name="Standard">
      <style:text-properties fo:font-size="6pt" officeooo:rsid="0051ad2f" officeooo:paragraph-rsid="006fa7f1" style:font-size-asian="6pt" style:font-size-complex="6pt"/>
    </style:style>
    <style:style style:name="P6" style:family="paragraph" style:parent-style-name="Standard">
      <style:text-properties fo:font-size="6pt" officeooo:rsid="0051ad2f" officeooo:paragraph-rsid="00694a93" style:font-size-asian="6pt" style:font-size-complex="6pt"/>
    </style:style>
    <style:style style:name="P7" style:family="paragraph" style:parent-style-name="Standard">
      <style:text-properties fo:font-size="6pt" officeooo:rsid="0051ad2f" officeooo:paragraph-rsid="0051ad2f" style:font-size-asian="6pt" style:font-size-complex="6pt"/>
    </style:style>
    <style:style style:name="P8" style:family="paragraph" style:parent-style-name="Standard">
      <style:text-properties fo:font-size="6pt" officeooo:rsid="0051ad2f" officeooo:paragraph-rsid="005a97f2" style:font-size-asian="6pt" style:font-size-complex="6pt"/>
    </style:style>
    <style:style style:name="P9" style:family="paragraph" style:parent-style-name="Standard">
      <style:text-properties fo:font-size="6pt" officeooo:rsid="0051ad2f" officeooo:paragraph-rsid="00726a1c" style:font-size-asian="6pt" style:font-size-complex="6pt"/>
    </style:style>
    <style:style style:name="P10" style:family="paragraph" style:parent-style-name="Standard">
      <style:text-properties fo:font-size="6pt" officeooo:rsid="0051ad2f" officeooo:paragraph-rsid="00863bd4" style:font-size-asian="6pt" style:font-size-complex="6pt"/>
    </style:style>
    <style:style style:name="P11" style:family="paragraph" style:parent-style-name="Standard">
      <style:text-properties fo:font-size="6pt" officeooo:rsid="005a97f2" officeooo:paragraph-rsid="00726a1c" style:font-size-asian="6pt" style:font-size-complex="6pt"/>
    </style:style>
    <style:style style:name="P12" style:family="paragraph" style:parent-style-name="Standard">
      <style:text-properties fo:font-size="6pt" officeooo:rsid="005a97f2" officeooo:paragraph-rsid="00800d59" style:font-size-asian="6pt" style:font-size-complex="6pt"/>
    </style:style>
    <style:style style:name="P13" style:family="paragraph" style:parent-style-name="Standard">
      <style:text-properties fo:font-size="6pt" officeooo:rsid="005a97f2" officeooo:paragraph-rsid="00863bd4" style:font-size-asian="6pt" style:font-size-complex="6pt"/>
    </style:style>
    <style:style style:name="P14" style:family="paragraph" style:parent-style-name="Standard">
      <style:text-properties fo:font-size="6pt" officeooo:rsid="005a97f2" officeooo:paragraph-rsid="0091a4fc" style:font-size-asian="6pt" style:font-size-complex="6pt"/>
    </style:style>
    <style:style style:name="P15" style:family="paragraph" style:parent-style-name="Standard">
      <style:text-properties fo:font-size="6pt" officeooo:rsid="006ecfa7" officeooo:paragraph-rsid="00800d59" style:font-size-asian="6pt" style:font-size-complex="6pt"/>
    </style:style>
    <style:style style:name="P16" style:family="paragraph" style:parent-style-name="Standard">
      <style:text-properties fo:font-size="6pt" officeooo:rsid="0067817c" officeooo:paragraph-rsid="006dc450" style:font-size-asian="6pt" style:font-size-complex="6pt"/>
    </style:style>
    <style:style style:name="P17" style:family="paragraph" style:parent-style-name="Standard">
      <style:text-properties fo:font-size="6pt" officeooo:rsid="00694a93" officeooo:paragraph-rsid="006dc450" style:font-size-asian="6pt" style:font-size-complex="6pt"/>
    </style:style>
    <style:style style:name="P18" style:family="paragraph" style:parent-style-name="Standard">
      <style:text-properties fo:font-size="6pt" officeooo:rsid="00694a93" officeooo:paragraph-rsid="00694a93" style:font-size-asian="6pt" style:font-size-complex="6pt"/>
    </style:style>
    <style:style style:name="P19" style:family="paragraph" style:parent-style-name="Standard">
      <style:text-properties fo:font-size="6pt" officeooo:rsid="00863bd4" officeooo:paragraph-rsid="00863bd4" style:font-size-asian="6pt" style:font-size-complex="6pt"/>
    </style:style>
    <style:style style:name="P20" style:family="paragraph" style:parent-style-name="Standard">
      <style:text-properties fo:font-size="6pt" officeooo:rsid="00863bd4" officeooo:paragraph-rsid="0091a4fc" style:font-size-asian="6pt" style:font-size-complex="6pt"/>
    </style:style>
    <style:style style:name="P21" style:family="paragraph" style:parent-style-name="Standard">
      <style:text-properties fo:font-size="6pt" officeooo:rsid="00863bd4" officeooo:paragraph-rsid="0094a67b" style:font-size-asian="6pt" style:font-size-complex="6pt"/>
    </style:style>
    <style:style style:name="P22" style:family="paragraph" style:parent-style-name="Standard">
      <style:text-properties fo:font-size="6pt" officeooo:rsid="00881781" officeooo:paragraph-rsid="0091a4fc" style:font-size-asian="6pt" style:font-size-complex="6pt"/>
    </style:style>
    <style:style style:name="P23" style:family="paragraph" style:parent-style-name="Standard">
      <style:text-properties fo:font-size="6pt" officeooo:rsid="00881781" officeooo:paragraph-rsid="00881781" style:font-size-asian="6pt" style:font-size-complex="6pt"/>
    </style:style>
    <style:style style:name="P24" style:family="paragraph" style:parent-style-name="Standard">
      <style:text-properties fo:font-size="6pt" officeooo:rsid="0078e9d1" officeooo:paragraph-rsid="0094a67b" style:font-size-asian="6pt" style:font-size-complex="6pt"/>
    </style:style>
    <style:style style:name="P25" style:family="paragraph" style:parent-style-name="Standard">
      <style:text-properties fo:font-size="6pt" officeooo:paragraph-rsid="00863bd4" style:font-size-asian="6pt" style:font-size-complex="6pt"/>
    </style:style>
    <style:style style:name="P26" style:family="paragraph" style:parent-style-name="Standard">
      <style:paragraph-properties fo:margin-top="0cm" fo:margin-bottom="0cm" loext:contextual-spacing="false"/>
      <style:text-properties fo:font-size="6pt" officeooo:paragraph-rsid="0085f1ca" style:font-size-asian="6pt" style:font-size-complex="6pt"/>
    </style:style>
    <style:style style:name="P27" style:family="paragraph" style:parent-style-name="Standard">
      <style:paragraph-properties fo:margin-top="0cm" fo:margin-bottom="0cm" loext:contextual-spacing="false"/>
      <style:text-properties fo:font-size="6pt" officeooo:paragraph-rsid="00863bd4" style:font-size-asian="6pt" style:font-size-complex="6pt"/>
    </style:style>
    <style:style style:name="P28" style:family="paragraph" style:parent-style-name="Standard">
      <style:text-properties fo:font-size="6pt" officeooo:rsid="0091a4fc" officeooo:paragraph-rsid="0094a67b" style:font-size-asian="6pt" style:font-size-complex="6pt"/>
    </style:style>
    <style:style style:name="P29" style:family="paragraph">
      <loext:graphic-properties draw:fill-color="#00cc00" draw:opacity="50%"/>
      <style:paragraph-properties fo:text-align="center"/>
    </style:style>
    <style:style style:name="T1" style:family="text">
      <style:text-properties officeooo:rsid="005919ce"/>
    </style:style>
    <style:style style:name="T2" style:family="text">
      <style:text-properties officeooo:rsid="005a97f2"/>
    </style:style>
    <style:style style:name="T3" style:family="text">
      <style:text-properties officeooo:rsid="0067817c"/>
    </style:style>
    <style:style style:name="T4" style:family="text">
      <style:text-properties officeooo:rsid="006dc450"/>
    </style:style>
    <style:style style:name="T5" style:family="text">
      <style:text-properties officeooo:rsid="006ecfa7"/>
    </style:style>
    <style:style style:name="T6" style:family="text">
      <style:text-properties officeooo:rsid="0076b35c"/>
    </style:style>
    <style:style style:name="T7" style:family="text">
      <style:text-properties officeooo:rsid="007ca39e"/>
    </style:style>
    <style:style style:name="T8" style:family="text">
      <style:text-properties officeooo:rsid="00800d59"/>
    </style:style>
    <style:style style:name="T9" style:family="text">
      <style:text-properties officeooo:rsid="0051ad2f"/>
    </style:style>
    <style:style style:name="T10" style:family="text">
      <style:text-properties officeooo:rsid="00863bd4"/>
    </style:style>
    <style:style style:name="T11" style:family="text">
      <style:text-properties officeooo:rsid="0089fdb2"/>
    </style:style>
    <style:style style:name="T12" style:family="text">
      <style:text-properties officeooo:rsid="008d3987"/>
    </style:style>
    <style:style style:name="T13" style:family="text">
      <style:text-properties officeooo:rsid="008eb59a"/>
    </style:style>
    <style:style style:name="T14" style:family="text">
      <style:text-properties officeooo:rsid="0091a4fc"/>
    </style:style>
    <style:style style:name="T15" style:family="text">
      <style:text-properties officeooo:rsid="00968ab8"/>
    </style:style>
    <style:style style:name="gr1" style:family="graphic">
      <style:graphic-properties draw:stroke="solid" svg:stroke-width="0.018cm" svg:stroke-color="#000000" svg:stroke-opacity="10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29" svg:width="2.116cm" svg:height="2.116cm" svg:x="9.44cm" svg:y="13.788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text:p text:style-name="P1">GLOBAL pp1</text:p>
      <text:p text:style-name="P1">GLOBAL oo1</text:p>
      <text:p text:style-name="P1">GLOBAL pp2</text:p>
      <text:p text:style-name="P1">GLOBAL oo2</text:p>
      <text:p text:style-name="P3">GLOBAL x</text:p>
      <text:p text:style-name="P3">GLOBAL y</text:p>
      <text:p text:style-name="P3">GLOBAL angulo</text:p>
      <text:p text:style-name="P1">pp1 = <text:span text:style-name="T12">POS</text:span></text:p>
      <text:p text:style-name="P1">oo1 = <text:span text:style-name="T15">[0, 0, 0]</text:span></text:p>
      <text:p text:style-name="P2">pp2 = <text:span text:style-name="T12">pp1</text:span></text:p>
      <text:p text:style-name="P2">oo2 = <text:span text:style-name="T12">oo1</text:span></text:p>
      <text:p text:style-name="P3">x = 0</text:p>
      <text:p text:style-name="P3">y = 0</text:p>
      <text:p text:style-name="P3">angulo = 0</text:p>
      <text:p text:style-name="P1"/>
      <text:p text:style-name="P4">TO <text:span text:style-name="T3">AA</text:span> <text:span text:style-name="T2">prof lado</text:span></text:p>
      <text:p text:style-name="P4"><text:span text:style-name="T2">IF prof &lt; 1 [ </text:span>FORWARD <text:span text:style-name="T2">lado</text:span> <text:span text:style-name="T6">STOP ]</text:span></text:p>
      <text:p text:style-name="P11">prof = prof -1</text:p>
      <text:p text:style-name="P5">RIGHT 60 </text:p>
      <text:p text:style-name="P15"><text:span text:style-name="T6">BB </text:span>(prof, <text:span text:style-name="T2">lado</text:span>) </text:p>
      <text:p text:style-name="P16">LEFT 60</text:p>
      <text:p text:style-name="P12">AA (prof, lado)</text:p>
      <text:p text:style-name="P17">LEFT 60 </text:p>
      <text:p text:style-name="P15">BB (prof, <text:span text:style-name="T2">lado</text:span>) </text:p>
      <text:p text:style-name="P16">RIGHT 60</text:p>
      <text:p text:style-name="P6">END</text:p>
      <text:p text:style-name="P7"/>
      <text:p text:style-name="P8">TO <text:span text:style-name="T3">BB</text:span> <text:span text:style-name="T2">prof lado</text:span></text:p>
      <text:p text:style-name="P9"><text:span text:style-name="T2">IF prof &lt; 1 [ </text:span>FORWARD <text:span text:style-name="T8">lado</text:span> <text:span text:style-name="T6">STOP ]</text:span></text:p>
      <text:p text:style-name="P11">prof = prof -1</text:p>
      <text:p text:style-name="P18">LEFT 60</text:p>
      <text:p text:style-name="P12"><text:span text:style-name="T5">AA</text:span> <text:span text:style-name="T4">(</text:span>prof, lado<text:span text:style-name="T9">)</text:span></text:p>
      <text:p text:style-name="P6">RIGHT 60</text:p>
      <text:p text:style-name="P12">BB (prof, lado)</text:p>
      <text:p text:style-name="P6">RIGHT 60</text:p>
      <text:p text:style-name="P12"><text:span text:style-name="T5">AA</text:span> <text:span text:style-name="T4">(</text:span>prof, lado<text:span text:style-name="T9">)</text:span></text:p>
      <text:p text:style-name="P18">LEFT 60</text:p>
      <text:p text:style-name="P6">END</text:p>
      <text:p text:style-name="P7"/>
      <text:p text:style-name="P19">TO FF prof lado</text:p>
      <text:p text:style-name="P10"><text:span text:style-name="T2">IF prof &lt; 1 [ </text:span>FORWARD <text:span text:style-name="T8">lado</text:span> <text:span text:style-name="T6">STOP ]</text:span></text:p>
      <text:p text:style-name="P13">prof = prof -1</text:p>
      <text:p text:style-name="P19">FF (prof, lado)</text:p>
      <text:p text:style-name="P19">FF (prof, lado)</text:p>
      <text:p text:style-name="P19">END</text:p>
      <text:p text:style-name="P19"/>
      <text:p text:style-name="P19">TO XX prof lado</text:p>
      <text:p text:style-name="P3">GLOBAL x</text:p>
      <text:p text:style-name="P3">GLOBAL y</text:p>
      <text:p text:style-name="P3">GLOBAL angulo</text:p>
      <text:p text:style-name="P14">IF prof &lt; 1 [ STOP ]</text:p>
      <text:p text:style-name="P13">prof = prof -1</text:p>
      <text:p text:style-name="P21">LEFT 25 </text:p>
      <text:p text:style-name="P28">angulo = angulo - 25</text:p>
      <text:p text:style-name="P19">push</text:p>
      <text:p text:style-name="P19">push</text:p>
      <text:p text:style-name="P19">XX (prof, lado)</text:p>
      <text:p text:style-name="P19">pop</text:p>
      <text:p text:style-name="P21">RIGHT 25 </text:p>
      <text:p text:style-name="P28">angulo = angulo + 25</text:p>
      <text:p text:style-name="P20">XX (prof, lado)</text:p>
      <text:p text:style-name="P19">pop</text:p>
      <text:p text:style-name="P21">RIGHT 25 </text:p>
      <text:p text:style-name="P28">angulo = angulo + 25</text:p>
      <text:p text:style-name="P20">FF (prof, lado)</text:p>
      <text:p text:style-name="P19">push</text:p>
      <text:p text:style-name="P21">RIGHT 25 </text:p>
      <text:p text:style-name="P28">angulo = angulo + 25</text:p>
      <text:p text:style-name="P20">FF (prof, lado)</text:p>
      <text:p text:style-name="P19">XX (prof, lado)</text:p>
      <text:p text:style-name="P19">pop</text:p>
      <text:p text:style-name="P21">LEFT 25 </text:p>
      <text:p text:style-name="P28">angulo = angulo - 25</text:p>
      <text:p text:style-name="P20">XX (prof, lado)</text:p>
      <text:p text:style-name="P19">END</text:p>
      <text:p text:style-name="P19"/>
      <text:p text:style-name="P1">TO push</text:p>
      <text:p text:style-name="P1">GLOBAL pp1</text:p>
      <text:p text:style-name="P1">GLOBAL oo1</text:p>
      <text:p text:style-name="P1">GLOBAL pp2</text:p>
      <text:p text:style-name="P1">GLOBAL oo2</text:p>
      <text:p text:style-name="P3">GLOBAL x</text:p>
      <text:p text:style-name="P3">GLOBAL y</text:p>
      <text:p text:style-name="P3">GLOBAL angulo</text:p>
      <text:p text:style-name="P22">pp2 = pp1</text:p>
      <text:p text:style-name="P23">oo2 = oo1</text:p>
      <text:p text:style-name="P23">pp1 = <text:span text:style-name="T13">POS</text:span></text:p>
      <text:p text:style-name="P23">oo1 = <text:span text:style-name="T14">[0, 0, angulo]</text:span></text:p>
      <text:p text:style-name="P1">END</text:p>
      <text:p text:style-name="P1"/>
      <text:p text:style-name="P1">TO pop</text:p>
      <text:p text:style-name="P1">GLOBAL pp1</text:p>
      <text:p text:style-name="P1">GLOBAL oo1</text:p>
      <text:p text:style-name="P1">GLOBAL pp2</text:p>
      <text:p text:style-name="P1">GLOBAL oo2</text:p>
      <text:p text:style-name="P3">GLOBAL x</text:p>
      <text:p text:style-name="P3">GLOBAL y</text:p>
      <text:p text:style-name="P3">GLOBAL angulo</text:p>
      <text:p text:style-name="P22">POSITION pp1</text:p>
      <text:p text:style-name="P23"><text:span text:style-name="T11">HEADING</text:span> oo1</text:p>
      <text:p text:style-name="P23">pp1 = pp2</text:p>
      <text:p text:style-name="P23">oo1 = oo2</text:p>
      <text:p text:style-name="P1">END</text:p>
      <text:p text:style-name="P1"/>
      <text:p text:style-name="P24"><text:span text:style-name="T10">;LEFT </text:span><text:s/><text:span text:style-name="T7">9</text:span>0 </text:p>
      <text:p text:style-name="P28"><text:soft-page-break/>;angulo = angulo - 90</text:p>
      <text:p text:style-name="P25"><text:span text:style-name="T1">; </text:span>(A → +B−A−B+), (B → −A+B+A−)</text:p>
      <text:p text:style-name="P13"><text:span text:style-name="T3">;AA</text:span> <text:span text:style-name="T10">6 2</text:span></text:p>
      <text:p text:style-name="P26">;X → <text:span text:style-name="T10">F</text:span>I[[X]DX]D<text:span text:style-name="T10">F</text:span>[D<text:span text:style-name="T10">F</text:span>X]IX, <text:span text:style-name="T10">F</text:span> → <text:span text:style-name="T10">FF</text:span></text:p>
      <text:p text:style-name="P19">XX 6 5</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_20_1" draw:display-name="Dash 1" draw:style="rect" draw:dots1="1" draw:distance="0cm"/>
    <draw:stroke-dash draw:name="Dash_20_2" draw:display-name="Dash 2" draw:style="rect"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ngel de la Encarnación García Baños</meta:initial-creator>
    <meta:creation-date>2016-09-18T18:22:19.451639457</meta:creation-date>
    <dc:date>2016-09-19T00:10:48.859162127</dc:date>
    <dc:creator>Ángel de la Encarnación García Baños</dc:creator>
    <meta:editing-duration>PT4H57M23S</meta:editing-duration>
    <meta:editing-cycles>127</meta:editing-cycles>
    <meta:generator>LibreOffice/5.0.6.3$Linux_x86 LibreOffice_project/490fc03b25318460cfc54456516ea2519c11d1aa</meta:generator>
    <meta:document-statistic meta:table-count="0" meta:image-count="0" meta:object-count="0" meta:page-count="2" meta:paragraph-count="103" meta:word-count="296" meta:character-count="1195" meta:non-whitespace-character-count="991"/>
  </office:meta>
</office:document-meta>
</file>